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7592" calcext:value-type="float">
            <text:p>100.3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9696" calcext:value-type="float">
            <text:p>101.1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1408" calcext:value-type="float">
            <text:p>101.1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5896" calcext:value-type="float">
            <text:p>101.2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5056" calcext:value-type="float">
            <text:p>105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1712" calcext:value-type="float">
            <text:p>106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5688" calcext:value-type="float">
            <text:p>104.9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144" calcext:value-type="float">
            <text:p>107.8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2472" calcext:value-type="float">
            <text:p>120.3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6208" calcext:value-type="float">
            <text:p>120.5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8544" calcext:value-type="float">
            <text:p>120.9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5352" calcext:value-type="float">
            <text:p>120.5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9624" calcext:value-type="float">
            <text:p>110.5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4312" calcext:value-type="float">
            <text:p>123.6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164" calcext:value-type="float">
            <text:p>123.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9824" calcext:value-type="float">
            <text:p>123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288" calcext:value-type="float">
            <text:p>123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6944" calcext:value-type="float">
            <text:p>123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5504" calcext:value-type="float">
            <text:p>123.2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1872" calcext:value-type="float">
            <text:p>123.1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9472" calcext:value-type="float">
            <text:p>123.0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2688" calcext:value-type="float">
            <text:p>122.8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436" calcext:value-type="float">
            <text:p>122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2232" calcext:value-type="float">
            <text:p>122.2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528" calcext:value-type="float">
            <text:p>121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4032" calcext:value-type="float">
            <text:p>121.4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8752" calcext:value-type="float">
            <text:p>121.0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1992" calcext:value-type="float">
            <text:p>120.3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872" calcext:value-type="float">
            <text:p>119.7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6544" calcext:value-type="float">
            <text:p>120.1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1808" calcext:value-type="float">
            <text:p>119.6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1872" calcext:value-type="float">
            <text:p>119.3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4928" calcext:value-type="float">
            <text:p>117.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8568" calcext:value-type="float">
            <text:p>101.3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4096" calcext:value-type="float">
            <text:p>105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2872" calcext:value-type="float">
            <text:p>108.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092" calcext:value-type="float">
            <text:p>106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2696" calcext:value-type="float">
            <text:p>106.1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4544" calcext:value-type="float">
            <text:p>100.3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0536" calcext:value-type="float">
            <text:p>96.4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4864" calcext:value-type="float">
            <text:p>99.1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6048" calcext:value-type="float">
            <text:p>100.2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4616" calcext:value-type="float">
            <text:p>113.8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8264" calcext:value-type="float">
            <text:p>114.8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8808" calcext:value-type="float">
            <text:p>114.6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4112" calcext:value-type="float">
            <text:p>114.4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2384" calcext:value-type="float">
            <text:p>113.5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3112" calcext:value-type="float">
            <text:p>117.8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4344" calcext:value-type="float">
            <text:p>117.8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8424" calcext:value-type="float">
            <text:p>116.1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1776" calcext:value-type="float">
            <text:p>110.2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9248" calcext:value-type="float">
            <text:p>118.1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044" calcext:value-type="float">
            <text:p>117.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5248" calcext:value-type="float">
            <text:p>116.6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472" calcext:value-type="float">
            <text:p>109.6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792" calcext:value-type="float">
            <text:p>110.3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0472" calcext:value-type="float">
            <text:p>100.5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8296" calcext:value-type="float">
            <text:p>105.2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0944" calcext:value-type="float">
            <text:p>98.2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2192" calcext:value-type="float">
            <text:p>99.0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6584" calcext:value-type="float">
            <text:p>105.2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7568" calcext:value-type="float">
            <text:p>104.7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7208" calcext:value-type="float">
            <text:p>101.8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4352" calcext:value-type="float">
            <text:p>101.1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3912" calcext:value-type="float">
            <text:p>101.4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3472" calcext:value-type="float">
            <text:p>94.0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2488" calcext:value-type="float">
            <text:p>98.3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1176" calcext:value-type="float">
            <text:p>109.2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7392" calcext:value-type="float">
            <text:p>110.1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7808" calcext:value-type="float">
            <text:p>110.4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6416" calcext:value-type="float">
            <text:p>113.0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3712" calcext:value-type="float">
            <text:p>111.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4704" calcext:value-type="float">
            <text:p>105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6184" calcext:value-type="float">
            <text:p>109.6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9736" calcext:value-type="float">
            <text:p>109.1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016" calcext:value-type="float">
            <text:p>108.7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5896" calcext:value-type="float">
            <text:p>101.2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164" calcext:value-type="float">
            <text:p>100.7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1224" calcext:value-type="float">
            <text:p>92.8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164" calcext:value-type="float">
            <text:p>93.1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2496" calcext:value-type="float">
            <text:p>93.1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536" calcext:value-type="float">
            <text:p>94.2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7592" calcext:value-type="float">
            <text:p>96.5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8432" calcext:value-type="float">
            <text:p>95.6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6416" calcext:value-type="float">
            <text:p>109.2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7416" calcext:value-type="float">
            <text:p>109.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468" calcext:value-type="float">
            <text:p>109.8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712" calcext:value-type="float">
            <text:p>108.9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944" calcext:value-type="float">
            <text:p>108.5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6352" calcext:value-type="float">
            <text:p>105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0944" calcext:value-type="float">
            <text:p>105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604" calcext:value-type="float">
            <text:p>94.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94048" calcext:value-type="float">
            <text:p>99.47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54368" calcext:value-type="float">
            <text:p>99.73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84151428571" calcext:value-type="float">
            <text:p>97.91841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14454285714" calcext:value-type="float">
            <text:p>99.5214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195586207" calcext:value-type="float">
            <text:p>102.464195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3927714286" calcext:value-type="float">
            <text:p>102.07392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7455448276" calcext:value-type="float">
            <text:p>100.457455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1159111111" calcext:value-type="float">
            <text:p>100.601159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78797142857" calcext:value-type="float">
            <text:p>97.1178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0949565217" calcext:value-type="float">
            <text:p>96.987094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15997142857" calcext:value-type="float">
            <text:p>96.4015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8939354839" calcext:value-type="float">
            <text:p>95.396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26872" calcext:value-type="float">
            <text:p>96.58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7602580645" calcext:value-type="float">
            <text:p>97.350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05608" calcext:value-type="float">
            <text:p>100.60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4950451613" calcext:value-type="float">
            <text:p>103.12495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92299354839" calcext:value-type="float">
            <text:p>99.609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924" calcext:value-type="float">
            <text:p>97.8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23785806452" calcext:value-type="float">
            <text:p>94.2723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26656" calcext:value-type="float">
            <text:p>94.6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78918709678" calcext:value-type="float">
            <text:p>93.32789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30905714286" calcext:value-type="float">
            <text:p>93.7430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84988387097" calcext:value-type="float">
            <text:p>93.538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19295483871" calcext:value-type="float">
            <text:p>92.891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06496" calcext:value-type="float">
            <text:p>93.0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32358709677" calcext:value-type="float">
            <text:p>93.4132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434" calcext:value-type="float">
            <text:p>95.68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63367741936" calcext:value-type="float">
            <text:p>96.666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0147096774" calcext:value-type="float">
            <text:p>97.371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4952" calcext:value-type="float">
            <text:p>95.93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87210322581" calcext:value-type="float">
            <text:p>95.758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5808" calcext:value-type="float">
            <text:p>96.18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05432258064" calcext:value-type="float">
            <text:p>95.540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4202" calcext:value-type="float">
            <text:p>92.29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7819354839" calcext:value-type="float">
            <text:p>92.21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83569032258" calcext:value-type="float">
            <text:p>91.788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72454193548" calcext:value-type="float">
            <text:p>92.4572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42216" calcext:value-type="float">
            <text:p>96.4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9772903226" calcext:value-type="float">
            <text:p>96.493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73341935484" calcext:value-type="float">
            <text:p>98.74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57656" calcext:value-type="float">
            <text:p>96.6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65251612903" calcext:value-type="float">
            <text:p>94.486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8368" calcext:value-type="float">
            <text:p>95.0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4332903226" calcext:value-type="float">
            <text:p>91.7604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26965714286" calcext:value-type="float">
            <text:p>91.3526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50841290323" calcext:value-type="float">
            <text:p>91.2650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1721" calcext:value-type="float">
            <text:p>90.731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34448695652" calcext:value-type="float">
            <text:p>91.073444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5173" calcext:value-type="float">
            <text:p>93.20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6695652174" calcext:value-type="float">
            <text:p>95.52166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891" calcext:value-type="float">
            <text:p>98.441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1594" calcext:value-type="float">
            <text:p>95.81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00112" calcext:value-type="float">
            <text:p>94.73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10992" calcext:value-type="float">
            <text:p>94.29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99824" calcext:value-type="float">
            <text:p>93.88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71168" calcext:value-type="float">
            <text:p>94.12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624100570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82336" calcext:value-type="float">
            <text:p>94.52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00" meta:object-count="0"/>
    <meta:user-defined meta:name="AppVersion">3.0</meta:user-defined>
  </office:meta>
</office:document-meta>
</file>